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8pt" fo:font-style="normal" style:text-underline-style="solid" style:text-underline-width="auto" style:text-underline-color="font-color" fo:font-weight="bold" officeooo:rsid="001eaaef" officeooo:paragraph-rsid="001eaaef" style:font-size-asian="24.5pt" style:font-style-asian="normal" style:font-weight-asian="bold" style:font-size-complex="2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2pt" fo:font-style="normal" style:text-underline-style="none" fo:font-weight="normal" officeooo:rsid="001eaaef" officeooo:paragraph-rsid="001eaaef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Need to Know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40:26.962942305</meta:creation-date>
    <meta:generator>LibreOffice/5.1.6.2$Linux_X86_64 LibreOffice_project/10m0$Build-2</meta:generator>
    <dc:date>2019-01-17T12:42:08.046849248</dc:date>
    <meta:editing-duration>PT1M41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</office:meta>
</office:document-meta>
</file>